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 style:master-page-name="Standard">
      <style:paragraph-properties fo:margin-top="0.25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wfsqdpublbd6"/>Algorithm to display 1-10 numbers</text:p>
      <text:p text:style-name="P1"/>
      <text:p text:style-name="P1">Step-1: Start</text:p>
      <text:p text:style-name="P1">Step-2: Take a variable i</text:p>
      <text:p text:style-name="P1">Step-3: Take a for loop check if i&lt;=10</text:p>
      <text:p text:style-name="P1">Step-4: If its true print the value of i</text:p>
      <text:p text:style-name="P1">Step-5: 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31" meta:character-count="161" meta:non-whitespace-character-count="136"/>
    <meta:generator>LibreOfficeDev/5.1.0.3$Linux_X86_64 LibreOffice_project/</meta:generator>
  </office:meta>
</office:document-meta>
</file>